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56c" officeooo:paragraph-rsid="001e356c"/>
    </style:style>
    <style:style style:name="P2" style:family="paragraph" style:parent-style-name="Standard">
      <style:text-properties officeooo:rsid="001f50c9" officeooo:paragraph-rsid="001f50c9"/>
    </style:style>
    <style:style style:name="P3" style:family="paragraph" style:parent-style-name="Standard">
      <style:text-properties officeooo:rsid="001f50c9" officeooo:paragraph-rsid="002280ff"/>
    </style:style>
    <style:style style:name="P4" style:family="paragraph" style:parent-style-name="Standard">
      <style:text-properties officeooo:rsid="0023983c" officeooo:paragraph-rsid="0023983c"/>
    </style:style>
    <style:style style:name="P5" style:family="paragraph" style:parent-style-name="Standard">
      <style:text-properties officeooo:rsid="002503ae" officeooo:paragraph-rsid="002503ae"/>
    </style:style>
    <style:style style:name="T1" style:family="text">
      <style:text-properties officeooo:rsid="001f50c9"/>
    </style:style>
    <style:style style:name="T2" style:family="text">
      <style:text-properties officeooo:rsid="0021384c"/>
    </style:style>
    <style:style style:name="T3" style:family="text">
      <style:text-properties officeooo:rsid="002280ff"/>
    </style:style>
    <style:style style:name="T4" style:family="text">
      <style:text-properties officeooo:rsid="002398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s</text:p>
      <text:p text:style-name="P1"/>
      <text:p text:style-name="P1">1) Crie um programa que leia o nome e o salário de um funcionário, mostrando no</text:p>
      <text:p text:style-name="P1">final uma mensagem.</text:p>
      <text:p text:style-name="P1">Ex:</text:p>
      <text:p text:style-name="P1">Nome do Funcionário: Maria do Carmo</text:p>
      <text:p text:style-name="P1">Salário: 1850,45</text:p>
      <text:p text:style-name="P1">O funcionário Maria do Carmo tem um salário de R$1850,45 em Junho.</text:p>
      <text:p text:style-name="P1"/>
      <text:p text:style-name="P1"><text:span text:style-name="T1">2</text:span>) Desenvolva um algoritmo que leia dois números inteiros e mostre o somatório</text:p>
      <text:p text:style-name="P1">entre eles.</text:p>
      <text:p text:style-name="P1">Ex:</text:p>
      <text:p text:style-name="P1">Digite um valor: 8</text:p>
      <text:p text:style-name="P1">Digite outro valor: 5</text:p>
      <text:p text:style-name="P1">A soma entre 8 e 5 é igual a 13.</text:p>
      <text:p text:style-name="P1"/>
      <text:p text:style-name="P1"><text:span text:style-name="T1">3) </text:span>Faça um programa que leia as duas notas de um aluno em uma matéria e mostre</text:p>
      <text:p text:style-name="P1">na tela a sua média na disciplina.</text:p>
      <text:p text:style-name="P1">Ex:</text:p>
      <text:p text:style-name="P1">Nota 1: 4.5</text:p>
      <text:p text:style-name="P1">Nota 2: 8.5</text:p>
      <text:p text:style-name="P1">A média entre 4.5 e 8.5 é igual a 6.5</text:p>
      <text:p text:style-name="P1"/>
      <text:p text:style-name="P1"><text:span text:style-name="T1">4</text:span>) Escreva um programa que pergunte a velocidade de um carro. Caso ultrapasse</text:p>
      <text:p text:style-name="P1">80Km/h, exiba uma mensagem dizendo que o usuário foi multado. Nesse caso, exiba</text:p>
      <text:p text:style-name="P1">o valor da multa, cobrando R$5 por cada Km acima da velocidade permitida.</text:p>
      <text:p text:style-name="P1"/>
      <text:p text:style-name="P2">5) Crie um algoritmo que leia o nome e as duas notas de um aluno, calcule a sua</text:p>
      <text:p text:style-name="P2">média e mostre na tela. No final, analise a média e mostre se o aluno teve ou</text:p>
      <text:p text:style-name="P2">não um bom aproveitamento (se ficou acima da média 7.0).</text:p>
      <text:p text:style-name="P2"/>
      <text:p text:style-name="P3">6) Desenvolva uma função que receba uma lista de números inteiros e <text:span text:style-name="T2">informe se é </text:span>PAR ou ÍMPAR. <text:span text:style-name="T2">Ex. “2 é PAR”</text:span></text:p>
      <text:p text:style-name="P2"/>
      <text:p text:style-name="P2"><text:span text:style-name="T3">7</text:span>) Escreva um programa que mostre na tela a seguinte contagem:</text:p>
      <text:p text:style-name="P2">6 7 8 9 10 11 Acabou!<text:span text:style-name="T3">(Utilizando o while)</text:span></text:p>
      <text:p text:style-name="P2"/>
      <text:p text:style-name="P2"><text:span text:style-name="T3">8</text:span>) Faça um algoritmo que mostre na tela a seguinte contagem:</text:p>
      <text:p text:style-name="P2">10 9 8 7 6 5 4 3 Acabou!<text:span text:style-name="T3">(Utilizando o while)</text:span></text:p>
      <text:p text:style-name="P2"/>
      <text:p text:style-name="P2"><text:span text:style-name="T3">9) </text:span>Faça um<text:span text:style-name="T3">a função</text:span> usando a estrutura “<text:span text:style-name="T3">for</text:span>” que <text:span text:style-name="T3">recebe</text:span> um número inteiro</text:p>
      <text:p text:style-name="P2">positivo e mostre na tela uma contagem de 0 até o valor digitado:</text:p>
      <text:p text:style-name="P2">Ex: Digite um valor: 9</text:p>
      <text:p text:style-name="P2">Contagem: 0, 1, 2, 3, 4, 5, 6, 7, 8, 9, FIM!</text:p>
      <text:p text:style-name="P2"/>
      <text:p text:style-name="P2"><text:span text:style-name="T4">10)</text:span>Crie um<text:span text:style-name="T4">a função</text:span> que <text:span text:style-name="T4">recebe uma lista de objetos com o</text:span> sexo e peso de 8 pessoas, <text:span text:style-name="T4">percorra a lista </text:span>usando a estrutura “<text:span text:style-name="T4">for</text:span>”. No final, mostre na tela:-</text:p>
      <text:p text:style-name="P2">a) Quantas mulheres foram cadastradas</text:p>
      <text:p text:style-name="P2">b) Quantos homens pesam mais de 100Kg</text:p>
      <text:p text:style-name="P2">c) A média de peso entre as mulh<text:span text:style-name="T4">er</text:span></text:p>
      <text:p text:style-name="P4">Ex. </text:p>
      <text:p text:style-name="P4">const lista[</text:p>
      <text:p text:style-name="P4"><text:soft-page-break/>{nome: ‘Maria’, sexo: ‘F’, peso: 80},</text:p>
      <text:p text:style-name="P4">{nome: ‘Jão’, sexo: ‘M’, peso: 70},</text:p>
      <text:p text:style-name="P4">]</text:p>
      <text:p text:style-name="P5">11) Faça um algoritmo que preencha um vetor de 30 posições com números entre 1 e</text:p>
      <text:p text:style-name="P5">15 sorteados pelo computador. Depois disso, peça para o usuário digitar um</text:p>
      <text:p text:style-name="P5">número (chave) e seu programa deve mostrar em que posições essa chave foi</text:p>
      <text:p text:style-name="P5">encontrada. Mostre também quantas vezes a chave foi sorteada.(Pesquisem no google como gerar valores aleatórios em javascripty)</text:p>
      <text:p text:style-name="P5"/>
      <text:p text:style-name="P5">[DESAFIO] Crie uma lógica que preencha um vetor de 20 posições com números</text:p>
      <text:p text:style-name="P5">aleatórios (entre 0 e 99) gerados pelo computador. Logo em seguida, mostre os</text:p>
      <text:p text:style-name="P5">números gerados e depois coloque o vetor em ordem crescente, mostrando no final</text:p>
      <text:p text:style-name="P5">os valores orden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0:01:09.874822366</meta:creation-date>
    <dc:date>2024-09-23T11:17:12.131821930</dc:date>
    <meta:editing-duration>PT3M50S</meta:editing-duration>
    <meta:editing-cycles>1</meta:editing-cycles>
    <meta:document-statistic meta:table-count="0" meta:image-count="0" meta:object-count="0" meta:page-count="2" meta:paragraph-count="51" meta:word-count="472" meta:character-count="2478" meta:non-whitespace-character-count="2056"/>
    <meta:generator>LibreOffice/7.3.7.2$Linux_X86_64 LibreOffice_project/30$Build-2</meta:generator>
  </office:meta>
</office:document-meta>
</file>